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2a055" officeooo:paragraph-rsid="0012a055"/>
    </style:style>
    <style:style style:name="P2" style:family="paragraph" style:parent-style-name="Standard">
      <style:paragraph-properties fo:text-align="center" style:justify-single-word="false"/>
      <style:text-properties fo:font-size="20pt" officeooo:rsid="0012a055" officeooo:paragraph-rsid="0012a055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officeooo:rsid="0012fb6e" officeooo:paragraph-rsid="0012fb6e"/>
    </style:style>
    <style:style style:name="P4" style:family="paragraph" style:parent-style-name="Standard">
      <style:paragraph-properties fo:text-align="end" style:justify-single-word="false"/>
      <style:text-properties fo:font-size="12pt" officeooo:rsid="0014e228" officeooo:paragraph-rsid="0014e228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fb6e"/>
    </style:style>
    <style:style style:name="T3" style:family="text">
      <style:text-properties officeooo:rsid="0014e2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06/05/2024</text:p>
      <text:p text:style-name="P2">Project Proposal for the <text:span text:style-name="T1">System Programming</text:span> Course</text:p>
      <text:p text:style-name="P1"/>
      <text:p text:style-name="P1">Project Name: Hand-written digits classifier</text:p>
      <text:p text:style-name="P1">student Name: Mohammad Ishaq Paktin Yar</text:p>
      <text:p text:style-name="P1">student ID: 210303801</text:p>
      <text:p text:style-name="P1"/>
      <text:p text:style-name="P1">What:</text:p>
      <text:p text:style-name="P1">a classifier that will be able to use the CPUs efficiently in terms of training the model and then classifying the test images.</text:p>
      <text:p text:style-name="P1"/>
      <text:p text:style-name="P1">Why:</text:p>
      <text:p text:style-name="P1">since classifiers take too much time to classify and train themselves its always better to have them as efficient as possible, <text:span text:style-name="T2">no ones going to wait minutes for a classifier to classify an image.</text:span></text:p>
      <text:p text:style-name="P1"/>
      <text:p text:style-name="P3">How:</text:p>
      <text:p text:style-name="P3">I will use the famous Hand-written digits dataset, for the CNN part I will use an architecture that I currently posses and I believe it is the best fit for such dataset; so basically, with the help of <text:span text:style-name="T3">multi-threading I will try to make the model train faster (without any leaks) and also relatively faster classification at the end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9:00:09.620920549</meta:creation-date>
    <dc:date>2024-05-06T19:27:51.666395163</dc:date>
    <meta:editing-duration>PT7M1S</meta:editing-duration>
    <meta:editing-cycles>1</meta:editing-cycles>
    <meta:document-statistic meta:table-count="0" meta:image-count="0" meta:object-count="0" meta:page-count="1" meta:paragraph-count="11" meta:word-count="141" meta:character-count="831" meta:non-whitespace-character-count="701"/>
    <meta:generator>LibreOffice/7.3.7.2$Linux_X86_64 LibreOffice_project/30$Build-2</meta:generator>
  </office:meta>
</office:document-meta>
</file>